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6cm"/>
    </style:style>
    <style:style style:name="gr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solid"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44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616cm" fo:min-width="1.839cm" fo:padding-top="0.165cm" fo:padding-bottom="0.165cm" fo:padding-left="0.29cm" fo:padding-right="0.29cm"/>
    </style:style>
    <style:style style:name="gr46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47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2" style:family="graphic" style:parent-style-name="objectwithoutfill">
      <style:graphic-properties draw:stroke="solid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54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 draw:opacity="50%"/>
      <style:paragraph-properties fo:text-align="center"/>
    </style:style>
    <style:style style:name="P4" style:family="paragraph">
      <loext:graphic-properties draw:fill="solid" draw:fill-color="#ff6600" draw:opacity="50%"/>
      <style:paragraph-properties fo:text-align="center"/>
    </style:style>
    <style:style style:name="P5" style:family="paragraph">
      <loext:graphic-properties draw:fill="solid" draw:fill-color="#66ff00" draw:opacity="50%"/>
      <style:paragraph-properties fo:text-align="center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="solid" draw:fill-color="#9900ff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AC_Zones" svg:width="1.677cm" svg:height="2.341cm" svg:x="21.139cm" svg:y="25.577cm">
          <text:p/>
          <draw:enhanced-geometry svg:viewBox="0 0 21600 21600" draw:type="rectangle" draw:enhanced-path="M 0 0 L 21600 0 21600 21600 0 21600 0 0 Z N"/>
        </draw:custom-shape>
        <draw:rect draw:style-name="gr2" draw:text-style-name="P1" draw:layer="Walls" svg:width="2.373cm" svg:height="1.7cm" svg:x="12.627cm" svg:y="16.7cm">
          <text:p/>
        </draw:rect>
        <draw:rect draw:style-name="gr2" draw:text-style-name="P1" draw:layer="Walls" svg:width="2.373cm" svg:height="1.7cm" svg:x="12.627cm" svg:y="16.7cm">
          <text:p/>
        </draw:rect>
        <draw:rect draw:style-name="gr2" draw:text-style-name="P1" draw:layer="Walls" svg:width="2.373cm" svg:height="1.9cm" svg:x="12.627cm" svg:y="20.05cm">
          <text:p/>
        </draw:rect>
        <draw:frame draw:style-name="gr3" draw:text-style-name="P1" draw:layer="PDF_Base" svg:width="56.541cm" svg:height="39.999cm" svg:x="1.8cm" svg:y="0.85cm">
          <draw:image xlink:href="">
            <text:p/>
          </draw:image>
        </draw:frame>
        <draw:frame draw:style-name="gr4" draw:text-style-name="P2" draw:layer="PDF_Base" svg:width="12.65cm" svg:height="1.85cm" svg:x="1.75cm" svg:y="1.6cm">
          <draw:text-box>
            <text:p>Level 11</text:p>
          </draw:text-box>
        </draw:frame>
        <draw:rect draw:style-name="gr5" draw:text-style-name="P1" draw:layer="PDF_Base" svg:width="1.643cm" svg:height="1.032cm" svg:x="13.09cm" svg:y="14.632cm">
          <text:p/>
        </draw:rect>
        <draw:polygon draw:style-name="gr6" draw:text-style-name="P3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<text:p/>
        </draw:polygon>
        <draw:polygon draw:style-name="gr7" draw:text-style-name="P4" draw:layer="AH_Zones" svg:width="12.099cm" svg:height="9.649cm" svg:x="9.5cm" svg:y="21.95cm" svg:viewBox="0 0 12100 9650" draw:points="12100,9650 2,9650 0,3100 1750,3100 1751,0 7050,0 10450,3100 9900,3750 9900,7897 12100,7897">
          <text:p/>
        </draw:polygon>
        <draw:polygon draw:style-name="gr8" draw:text-style-name="P5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9" draw:text-style-name="P6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10" draw:text-style-name="P7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11" draw:text-style-name="P8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<text:p/>
        </draw:polygon>
        <draw:polygon draw:style-name="gr12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12" draw:text-style-name="P1" draw:layer="AC_Zones" svg:width="11.932cm" svg:height="1.991cm" svg:x="20.417cm" svg:y="15.663cm" svg:viewBox="0 0 11933 1992" draw:points="0,1992 0,0 11933,0 11933,1992">
          <text:p/>
        </draw:polygon>
        <draw:polygon draw:style-name="gr12" draw:text-style-name="P1" draw:layer="AC_Zones" svg:width="3.93cm" svg:height="7.094cm" svg:x="24.731cm" svg:y="7.805cm" svg:viewBox="0 0 3931 7095" draw:points="3931,0 0,0 0,5512 1305,5509 1305,3440 2429,3440 3931,7095">
          <text:p/>
        </draw:polygon>
        <draw:polygon draw:style-name="gr12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13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12" draw:text-style-name="P1" draw:layer="AC_Zones" svg:width="2.449cm" svg:height="5.844cm" svg:x="38.65cm" svg:y="17.5cm" svg:viewBox="0 0 2450 5845" draw:points="1,157 0,5844 2450,5845 2450,0 50,0 50,155">
          <text:p/>
        </draw:polygon>
        <draw:polygon draw:style-name="gr12" draw:text-style-name="P1" draw:layer="AC_Zones" svg:width="4.088cm" svg:height="7.844cm" svg:x="28.261cm" svg:y="7.819cm" svg:viewBox="0 0 4089 7845" draw:points="4089,7844 0,7845 401,7081 393,3457 2100,3457 2095,687 1663,251 1489,165 1289,231 401,687 401,0 4089,0">
          <text:p/>
        </draw:polygon>
        <draw:polygon draw:style-name="gr12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12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12" draw:text-style-name="P1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12" draw:text-style-name="P1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12" draw:text-style-name="P1" draw:layer="AC_Zones" svg:width="1.799cm" svg:height="7.199cm" svg:x="41.1cm" svg:y="16.6cm" svg:viewBox="0 0 1800 7200" draw:points="400,5550 1750,5750 0,7200 0,550 200,200 400,0 1800,950 1800,1000 400,1000">
          <text:p/>
        </draw:polygon>
        <draw:polygon draw:style-name="gr12" draw:text-style-name="P1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12" draw:text-style-name="P1" draw:layer="AC_Zones" svg:width="3.774cm" svg:height="4.304cm" svg:x="40.45cm" svg:y="23.345cm" svg:viewBox="0 0 3775 4305" draw:points="650,455 650,0 0,0 0,4305 3391,4305 3775,991">
          <text:p/>
        </draw:polygon>
        <draw:polygon draw:style-name="gr12" draw:text-style-name="P1" draw:layer="AC_Zones" svg:width="2.01cm" svg:height="4.149cm" svg:x="43.639cm" svg:y="27.45cm" svg:viewBox="0 0 2011 4150" draw:points="0,2400 1561,4150 2011,0 261,0">
          <text:p/>
        </draw:polygon>
        <draw:polygon draw:style-name="gr12" draw:text-style-name="P1" draw:layer="AC_Zones" svg:width="11.749cm" svg:height="1.749cm" svg:x="33.45cm" svg:y="29.85cm" svg:viewBox="0 0 11750 1750" draw:points="11750,1750 0,1750 0,0 10189,0">
          <text:p/>
        </draw:polygon>
        <draw:custom-shape draw:style-name="gr14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AC_Zones" svg:width="2.849cm" svg:height="1.993cm" svg:x="32.35cm" svg:y="15.663cm" svg:viewBox="0 0 2850 1994" draw:points="2850,0 2850,1994 0,1994 0,0">
          <text:p/>
        </draw:polygon>
        <draw:custom-shape draw:style-name="gr15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AC_Zones" svg:width="1.964cm" svg:height="2.068cm" svg:x="26.035cm" svg:y="11.245cm" svg:viewBox="0 0 1965 2069" draw:points="1136,0 1,0 0,2069 1965,2069">
          <text:p/>
        </draw:polygon>
        <draw:custom-shape draw:style-name="gr21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AC_Zones" svg:width="2.521cm" svg:height="2.336cm" svg:x="19.534cm" svg:y="23.24cm" svg:viewBox="0 0 2522 2337" draw:points="2016,0 2522,0 2522,2337 0,2337 416,1810">
          <text:p/>
        </draw:polygon>
        <draw:polygon draw:style-name="gr12" draw:text-style-name="P1" draw:layer="AC_Zones" svg:width="2.305cm" svg:height="2.348cm" svg:x="26.356cm" svg:y="13.314cm" svg:viewBox="0 0 2306 2349" draw:points="1644,0 0,0 0,2349 1903,2349 2306,1586">
          <text:p/>
        </draw:polygon>
        <draw:custom-shape draw:style-name="gr30" draw:text-style-name="P1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" draw:layer="AC_Zones" svg:width="13.48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12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33" draw:text-style-name="P1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5" draw:text-style-name="P1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7" draw:text-style-name="P1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12" draw:text-style-name="P1" draw:layer="AC_Zones" svg:width="2.121cm" svg:height="3.549cm" svg:x="43.9cm" svg:y="23.9cm" svg:viewBox="0 0 2122 3550" draw:points="0,3550 1750,3550 2122,0 325,436">
          <text:p/>
        </draw:polygon>
        <draw:polygon draw:style-name="gr37" draw:text-style-name="P1" draw:layer="AC_Zones" svg:width="1.748cm" svg:height="2.449cm" svg:x="9.501cm" svg:y="22.6cm" svg:viewBox="0 0 1749 2450" draw:points="0,0 1749,0 1749,2450 0,2450">
          <text:p/>
        </draw:polygon>
        <draw:polygon draw:style-name="gr37" draw:text-style-name="P1" draw:layer="AC_Zones" svg:width="5.416cm" svg:height="1.886cm" svg:x="15cm" svg:y="15.663cm" svg:viewBox="0 0 5417 1887" draw:points="5417,1 0,0 0,1887 5417,1887">
          <text:p/>
        </draw:polygon>
        <draw:polygon draw:style-name="gr37" draw:text-style-name="P1" draw:layer="AC_Zones" svg:width="1.742cm" svg:height="7.449cm" svg:x="9.507cm" svg:y="15.15cm" svg:viewBox="0 0 1743 7450" draw:points="0,7450 1743,7450 1740,0 25,0">
          <text:p/>
        </draw:polygon>
        <draw:polygon draw:style-name="gr37" draw:text-style-name="P1" draw:layer="AC_Zones" svg:width="3.749cm" svg:height="6.286cm" svg:x="11.25cm" svg:y="15.663cm" svg:viewBox="0 0 3750 6287" draw:points="3750,1 3750,1037 1377,1037 1377,6287 1,6287 0,0">
          <text:p/>
        </draw:polygon>
        <draw:line draw:style-name="gr38" draw:text-style-name="P1" draw:layer="Walls" svg:x1="9.501cm" svg:y1="24.201cm" svg:x2="9.501cm" svg:y2="31.6cm">
          <text:p/>
        </draw:line>
        <draw:line draw:style-name="gr38" draw:text-style-name="P1" draw:layer="Walls" svg:x1="9.501cm" svg:y1="24.201cm" svg:x2="9.531cm" svg:y2="15.65cm">
          <text:p/>
        </draw:line>
        <draw:line draw:style-name="gr38" draw:text-style-name="P1" draw:layer="Walls" svg:x1="9.531cm" svg:y1="15.65cm" svg:x2="9.531cm" svg:y2="6.096cm">
          <text:p/>
        </draw:line>
        <draw:line draw:style-name="gr38" draw:text-style-name="P1" draw:layer="Walls" svg:x1="9.531cm" svg:y1="6.092cm" svg:x2="19.701cm" svg:y2="6.092cm">
          <text:p/>
        </draw:line>
        <draw:line draw:style-name="gr38" draw:text-style-name="P1" draw:layer="Walls" svg:x1="21.6cm" svg:y1="31.6cm" svg:x2="9.5cm" svg:y2="31.6cm">
          <text:p/>
        </draw:line>
        <draw:line draw:style-name="gr38" draw:text-style-name="P1" draw:layer="Walls" svg:x1="33.45cm" svg:y1="31.6cm" svg:x2="21.6cm" svg:y2="31.6cm">
          <text:p/>
        </draw:line>
        <draw:line draw:style-name="gr38" draw:text-style-name="P1" draw:layer="Walls" svg:x1="19.7cm" svg:y1="6.083cm" svg:x2="37.325cm" svg:y2="6.101cm">
          <text:p/>
        </draw:line>
        <draw:line draw:style-name="gr38" draw:text-style-name="P1" draw:layer="Walls" svg:x1="37.325cm" svg:y1="6.101cm" svg:x2="37.325cm" svg:y2="4.75cm">
          <text:p/>
        </draw:line>
        <draw:line draw:style-name="gr38" draw:text-style-name="P1" draw:layer="Walls" svg:x1="37.325cm" svg:y1="4.75cm" svg:x2="48.08cm" svg:y2="4.752cm">
          <text:p/>
        </draw:line>
        <draw:line draw:style-name="gr38" draw:text-style-name="P1" draw:layer="Walls" svg:x1="47.21cm" svg:y1="12.9cm" svg:x2="48.08cm" svg:y2="4.752cm">
          <text:p/>
        </draw:line>
        <draw:line draw:style-name="gr38" draw:text-style-name="P1" draw:layer="Walls" svg:x1="45.2cm" svg:y1="31.6cm" svg:x2="46.023cm" svg:y2="23.901cm">
          <text:p/>
        </draw:line>
        <draw:line draw:style-name="gr38" draw:text-style-name="P1" draw:layer="Walls" svg:x1="45.2cm" svg:y1="31.6cm" svg:x2="33.45cm" svg:y2="31.6cm">
          <text:p/>
        </draw:line>
        <draw:polyline draw:style-name="gr39" draw:text-style-name="P1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polygon draw:style-name="gr12" draw:text-style-name="P1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12" draw:text-style-name="P1" draw:layer="AC_Zones" svg:width="6.691cm" svg:height="1.723cm" svg:x="32.35cm" svg:y="6.095cm" svg:viewBox="0 0 6692 1724" draw:points="0,0 4974,5 6692,1724 0,1724">
          <text:p/>
        </draw:polygon>
        <draw:polygon draw:style-name="gr40" draw:text-style-name="P1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37" draw:text-style-name="P1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37" draw:text-style-name="P1" draw:layer="AC_Zones" svg:width="8.698cm" svg:height="3.099cm" svg:x="11.251cm" svg:y="21.95cm" svg:viewBox="0 0 8699 3100" draw:points="0,0 5299,0 8699,3100 0,3100">
          <text:p/>
        </draw:polygon>
        <draw:polygon draw:style-name="gr37" draw:text-style-name="P1" draw:layer="AC_Zones" svg:width="1.748cm" svg:height="6.549cm" svg:x="9.502cm" svg:y="25.05cm" svg:viewBox="0 0 1749 6550" draw:points="0,6550 1749,4800 1749,0 0,0">
          <text:p/>
        </draw:polygon>
        <draw:polygon draw:style-name="gr37" draw:text-style-name="P1" draw:layer="AC_Zones" svg:width="8.699cm" svg:height="4.799cm" svg:x="11.25cm" svg:y="25.05cm" svg:viewBox="0 0 8700 4800" draw:points="0,4800 3050,4800 3050,3600 3950,3600 3950,4797 8150,4797 8150,650 8700,0 1,0">
          <text:p/>
        </draw:polygon>
        <draw:line draw:style-name="gr40" draw:text-style-name="P1" draw:layer="AC_Zones" svg:x1="30.35cm" svg:y1="27.918cm" svg:x2="30.35cm" svg:y2="29.85cm">
          <text:p/>
        </draw:line>
        <draw:custom-shape draw:style-name="gr41" draw:text-style-name="P1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3" draw:text-style-name="P1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37" draw:text-style-name="P1" draw:layer="AC_Zones" svg:width="7.943cm" svg:height="3.099cm" svg:x="16.55cm" svg:y="21.95cm" svg:viewBox="0 0 7944 3100" draw:points="7943,0 0,0 3400,3100 5001,1290 7944,1290">
          <text:p/>
        </draw:polygon>
        <draw:polygon draw:style-name="gr37" draw:text-style-name="P1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37" draw:text-style-name="P1" draw:layer="AC_Zones" svg:width="9.494cm" svg:height="4.399cm" svg:x="15cm" svg:y="17.55cm" svg:viewBox="0 0 9495 4400" draw:points="9495,4400 0,4400 0,0 3002,0 3002,800 3352,1450 3652,1700 7850,4100 9495,4100">
          <text:p/>
        </draw:polygon>
        <draw:custom-shape draw:style-name="gr44" draw:text-style-name="P9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5" draw:text-style-name="P9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polygon draw:style-name="gr12" draw:text-style-name="P1" draw:layer="AC_Zones" svg:width="3.399cm" svg:height="1.723cm" svg:x="28.95cm" svg:y="6.095cm" svg:viewBox="0 0 3400 1724" draw:points="3400,0 50,0 0,1724 3400,1724">
          <text:p/>
        </draw:polygon>
        <draw:line draw:style-name="gr38" draw:text-style-name="P1" draw:layer="PDF_Base" svg:x1="25.095cm" svg:y1="28.69cm" svg:x2="23.415cm" svg:y2="28.69cm">
          <text:p/>
        </draw:line>
        <draw:line draw:style-name="gr38" draw:text-style-name="P1" draw:layer="PDF_Base" svg:x1="24.599cm" svg:y1="29.572cm" svg:x2="23.415cm" svg:y2="29.572cm">
          <text:p/>
        </draw:line>
        <draw:line draw:style-name="gr38" draw:text-style-name="P1" draw:layer="PDF_Base" svg:x1="26.131cm" svg:y1="28.69cm" svg:x2="25.699cm" svg:y2="28.69cm">
          <text:p/>
        </draw:line>
        <draw:line draw:style-name="gr38" draw:text-style-name="P1" draw:layer="PDF_Base" svg:x1="17.495cm" svg:y1="15.66cm" svg:x2="13.088cm" svg:y2="15.66cm">
          <text:p/>
        </draw:line>
        <draw:line draw:style-name="gr38" draw:text-style-name="P1" draw:layer="PDF_Base" svg:x1="18.672cm" svg:y1="15.66cm" svg:x2="17.495cm" svg:y2="15.66cm">
          <text:p/>
        </draw:line>
        <draw:line draw:style-name="gr38" draw:text-style-name="P1" draw:layer="PDF_Base" svg:x1="18.672cm" svg:y1="15.66cm" svg:x2="28.299cm" svg:y2="15.66cm">
          <text:p/>
        </draw:line>
        <draw:line draw:style-name="gr38" draw:text-style-name="P1" draw:layer="PDF_Base" svg:x1="28.66cm" svg:y1="14.964cm" svg:x2="28.15cm" svg:y2="13.647cm">
          <text:p/>
        </draw:line>
        <draw:line draw:style-name="gr38" draw:text-style-name="P1" draw:layer="PDF_Base" svg:x1="28.26cm" svg:y1="15.656cm" svg:x2="28.66cm" svg:y2="14.964cm">
          <text:p/>
        </draw:line>
        <draw:line draw:style-name="gr38" draw:text-style-name="P1" draw:layer="PDF_Base" svg:x1="30.361cm" svg:y1="11.275cm" svg:x2="28.653cm" svg:y2="11.272cm">
          <text:p/>
        </draw:line>
        <draw:line draw:style-name="gr38" draw:text-style-name="P1" draw:layer="PDF_Base" svg:x1="28.653cm" svg:y1="11.272cm" svg:x2="28.653cm" svg:y2="10.773cm">
          <text:p/>
        </draw:line>
        <draw:line draw:style-name="gr38" draw:text-style-name="P1" draw:layer="PDF_Base" svg:x1="24.731cm" svg:y1="13.313cm" svg:x2="26.035cm" svg:y2="13.313cm">
          <text:p/>
        </draw:line>
        <draw:line draw:style-name="gr38" draw:text-style-name="P1" draw:layer="PDF_Base" svg:x1="26.035cm" svg:y1="13.313cm" svg:x2="26.019cm" svg:y2="11.248cm">
          <text:p/>
        </draw:line>
        <draw:line draw:style-name="gr38" draw:text-style-name="P1" draw:layer="PDF_Base" svg:x1="26.019cm" svg:y1="11.248cm" svg:x2="27.159cm" svg:y2="11.242cm">
          <text:p/>
        </draw:line>
        <draw:line draw:style-name="gr38" draw:text-style-name="P1" draw:layer="PDF_Base" svg:x1="27.159cm" svg:y1="11.242cm" svg:x2="28.15cm" svg:y2="13.647cm">
          <text:p/>
        </draw:line>
        <draw:line draw:style-name="gr38" draw:text-style-name="P1" draw:layer="PDF_Base" svg:x1="28.653cm" svg:y1="10.773cm" svg:x2="28.65cm" svg:y2="8.497cm">
          <text:p/>
        </draw:line>
        <draw:line draw:style-name="gr38" draw:text-style-name="P1" draw:layer="PDF_Base" svg:x1="29.549cm" svg:y1="9.685cm" svg:x2="29.549cm" svg:y2="8.502cm">
          <text:p/>
        </draw:line>
        <draw:line draw:style-name="gr38" draw:text-style-name="P1" draw:layer="PDF_Base" svg:x1="28.653cm" svg:y1="8.502cm" svg:x2="29.641cm" svg:y2="7.971cm">
          <text:p/>
        </draw:line>
        <draw:line draw:style-name="gr38" draw:text-style-name="P1" draw:layer="PDF_Base" svg:x1="29.641cm" svg:y1="7.971cm" svg:x2="29.702cm" svg:y2="7.947cm">
          <text:p/>
        </draw:line>
        <draw:line draw:style-name="gr38" draw:text-style-name="P1" draw:layer="PDF_Base" svg:x1="39.303cm" svg:y1="13.647cm" svg:x2="38.902cm" svg:y2="13.647cm">
          <text:p/>
        </draw:line>
        <draw:line draw:style-name="gr38" draw:text-style-name="P1" draw:layer="PDF_Base" svg:x1="35.252cm" svg:y1="13.647cm" svg:x2="36.974cm" svg:y2="10.252cm">
          <text:p/>
        </draw:line>
        <draw:line draw:style-name="gr38" draw:text-style-name="P1" draw:layer="PDF_Base" svg:x1="36.974cm" svg:y1="10.252cm" svg:x2="38.612cm" svg:y2="10.247cm">
          <text:p/>
        </draw:line>
        <draw:line draw:style-name="gr38" draw:text-style-name="P1" draw:layer="PDF_Base" svg:x1="38.612cm" svg:y1="10.247cm" svg:x2="38.612cm" svg:y2="9.997cm">
          <text:p/>
        </draw:line>
        <draw:line draw:style-name="gr38" draw:text-style-name="P1" draw:layer="PDF_Base" svg:x1="38.612cm" svg:y1="9.997cm" svg:x2="39.044cm" svg:y2="9.997cm">
          <text:p/>
        </draw:line>
        <draw:line draw:style-name="gr38" draw:text-style-name="P1" draw:layer="PDF_Base" svg:x1="29.7cm" svg:y1="7.947cm" svg:x2="29.797cm" svg:y2="7.98cm">
          <text:p/>
        </draw:line>
        <draw:line draw:style-name="gr38" draw:text-style-name="P1" draw:layer="PDF_Base" svg:x1="29.797cm" svg:y1="7.98cm" svg:x2="29.871cm" svg:y2="8.027cm">
          <text:p/>
        </draw:line>
        <draw:line draw:style-name="gr38" draw:text-style-name="P1" draw:layer="PDF_Base" svg:x1="29.871cm" svg:y1="8.027cm" svg:x2="29.923cm" svg:y2="8.066cm">
          <text:p/>
        </draw:line>
        <draw:line draw:style-name="gr38" draw:text-style-name="P1" draw:layer="PDF_Base" svg:x1="29.923cm" svg:y1="8.066cm" svg:x2="29.949cm" svg:y2="8.075cm">
          <text:p/>
        </draw:line>
        <draw:line draw:style-name="gr38" draw:text-style-name="P1" draw:layer="PDF_Base" svg:x1="29.949cm" svg:y1="8.075cm" svg:x2="30.355cm" svg:y2="8.503cm">
          <text:p/>
        </draw:line>
        <draw:line draw:style-name="gr38" draw:text-style-name="P1" draw:layer="PDF_Base" svg:x1="39.044cm" svg:y1="9.997cm" svg:x2="39.303cm" svg:y2="9.997cm">
          <text:p/>
        </draw:line>
        <draw:line draw:style-name="gr38" draw:text-style-name="P1" draw:layer="PDF_Base" svg:x1="35.252cm" svg:y1="13.647cm" svg:x2="38.902cm" svg:y2="13.647cm">
          <text:p/>
        </draw:line>
        <draw:rect draw:style-name="gr47" draw:text-style-name="P1" draw:layer="PDF_Base" svg:width="1.643cm" svg:height="1.028cm" svg:x="13.088cm" svg:y="11.285cm">
          <text:p/>
        </draw:rect>
        <draw:rect draw:style-name="gr5" draw:text-style-name="P1" draw:layer="PDF_Base" svg:width="1.643cm" svg:height="1.031cm" svg:x="13.088cm" svg:y="14.628cm">
          <text:p/>
        </draw:rect>
        <draw:rect draw:style-name="gr48" draw:text-style-name="P1" draw:layer="PDF_Base" svg:width="9.999cm" svg:height="4.375cm" svg:x="14.731cm" svg:y="11.284cm">
          <text:p/>
        </draw:rect>
        <draw:rect draw:style-name="gr49" draw:text-style-name="P1" draw:layer="PDF_Base" svg:width="1.624cm" svg:height="2.349cm" svg:x="24.731cm" svg:y="13.31cm">
          <text:p/>
        </draw:rect>
        <draw:line draw:style-name="gr38" draw:text-style-name="P1" draw:layer="PDF_Base" svg:x1="27.171cm" svg:y1="11.242cm" svg:x2="26.019cm" svg:y2="11.242cm">
          <text:p/>
        </draw:line>
        <draw:line draw:style-name="gr38" draw:text-style-name="P1" draw:layer="PDF_Base" svg:x1="26.019cm" svg:y1="11.242cm" svg:x2="26.035cm" svg:y2="13.311cm">
          <text:p/>
        </draw:line>
        <draw:line draw:style-name="gr38" draw:text-style-name="P1" draw:layer="PDF_Base" svg:x1="26.035cm" svg:y1="13.311cm" svg:x2="28cm" svg:y2="13.311cm">
          <text:p/>
        </draw:line>
        <draw:line draw:style-name="gr38" draw:text-style-name="P1" draw:layer="PDF_Base" svg:x1="28cm" svg:y1="13.311cm" svg:x2="27.171cm" svg:y2="11.242cm">
          <text:p/>
        </draw:line>
        <draw:line draw:style-name="gr38" draw:text-style-name="P1" draw:layer="PDF_Base" svg:x1="28cm" svg:y1="13.311cm" svg:x2="26.356cm" svg:y2="13.311cm">
          <text:p/>
        </draw:line>
        <draw:line draw:style-name="gr38" draw:text-style-name="P1" draw:layer="PDF_Base" svg:x1="26.356cm" svg:y1="13.311cm" svg:x2="26.356cm" svg:y2="15.66cm">
          <text:p/>
        </draw:line>
        <draw:line draw:style-name="gr38" draw:text-style-name="P1" draw:layer="PDF_Base" svg:x1="26.356cm" svg:y1="15.66cm" svg:x2="28.259cm" svg:y2="15.66cm">
          <text:p/>
        </draw:line>
        <draw:line draw:style-name="gr38" draw:text-style-name="P1" draw:layer="PDF_Base" svg:x1="28.259cm" svg:y1="15.66cm" svg:x2="28.661cm" svg:y2="14.964cm">
          <text:p/>
        </draw:line>
        <draw:line draw:style-name="gr38" draw:text-style-name="P1" draw:layer="PDF_Base" svg:x1="28.661cm" svg:y1="14.964cm" svg:x2="28cm" svg:y2="13.311cm">
          <text:p/>
        </draw:line>
        <draw:line draw:style-name="gr38" draw:text-style-name="P1" draw:layer="PDF_Base" svg:x1="35.252cm" svg:y1="13.647cm" svg:x2="39.303cm" svg:y2="13.647cm">
          <text:p/>
        </draw:line>
        <draw:line draw:style-name="gr38" draw:text-style-name="P1" draw:layer="PDF_Base" svg:x1="39.303cm" svg:y1="13.647cm" svg:x2="39.303cm" svg:y2="11.91cm">
          <text:p/>
        </draw:line>
        <draw:line draw:style-name="gr38" draw:text-style-name="P1" draw:layer="PDF_Base" svg:x1="39.303cm" svg:y1="11.91cm" svg:x2="36.152cm" svg:y2="11.91cm">
          <text:p/>
        </draw:line>
        <draw:line draw:style-name="gr38" draw:text-style-name="P1" draw:layer="PDF_Base" svg:x1="36.152cm" svg:y1="11.91cm" svg:x2="39.303cm" svg:y2="11.91cm">
          <text:p/>
        </draw:line>
        <draw:line draw:style-name="gr38" draw:text-style-name="P1" draw:layer="PDF_Base" svg:x1="39.303cm" svg:y1="11.91cm" svg:x2="39.303cm" svg:y2="9.997cm">
          <text:p/>
        </draw:line>
        <draw:line draw:style-name="gr38" draw:text-style-name="P1" draw:layer="PDF_Base" svg:x1="39.303cm" svg:y1="9.997cm" svg:x2="38.612cm" svg:y2="9.997cm">
          <text:p/>
        </draw:line>
        <draw:line draw:style-name="gr38" draw:text-style-name="P1" draw:layer="PDF_Base" svg:x1="38.612cm" svg:y1="9.997cm" svg:x2="38.612cm" svg:y2="10.247cm">
          <text:p/>
        </draw:line>
        <draw:line draw:style-name="gr38" draw:text-style-name="P1" draw:layer="PDF_Base" svg:x1="38.612cm" svg:y1="10.247cm" svg:x2="36.974cm" svg:y2="10.252cm">
          <text:p/>
        </draw:line>
        <draw:line draw:style-name="gr38" draw:text-style-name="P1" draw:layer="PDF_Base" svg:x1="36.974cm" svg:y1="10.252cm" svg:x2="36.152cm" svg:y2="11.91cm">
          <text:p/>
        </draw:line>
        <draw:line draw:style-name="gr50" draw:text-style-name="P1" draw:layer="PDF_Base" svg:x1="22.999cm" svg:y1="14.396cm" svg:x2="22.499cm" svg:y2="14.396cm">
          <text:p/>
        </draw:line>
        <draw:line draw:style-name="gr50" draw:text-style-name="P1" draw:layer="PDF_Base" svg:x1="16.449cm" svg:y1="11.284cm" svg:x2="16.449cm" svg:y2="15.66cm">
          <text:p/>
        </draw:line>
        <draw:line draw:style-name="gr50" draw:text-style-name="P1" draw:layer="PDF_Base" svg:x1="17.899cm" svg:y1="11.284cm" svg:x2="17.899cm" svg:y2="15.659cm">
          <text:p/>
        </draw:line>
        <draw:line draw:style-name="gr50" draw:text-style-name="P1" draw:layer="PDF_Base" svg:x1="17.899cm" svg:y1="13.396cm" svg:x2="17.549cm" svg:y2="13.396cm">
          <text:p/>
        </draw:line>
        <draw:line draw:style-name="gr50" draw:text-style-name="P1" draw:layer="PDF_Base" svg:x1="16.799cm" svg:y1="13.396cm" svg:x2="16.449cm" svg:y2="13.396cm">
          <text:p/>
        </draw:line>
        <draw:line draw:style-name="gr50" draw:text-style-name="P1" draw:layer="PDF_Base" svg:x1="14.731cm" svg:y1="12.046cm" svg:x2="17.899cm" svg:y2="12.046cm">
          <text:p/>
        </draw:line>
        <draw:line draw:style-name="gr50" draw:text-style-name="P1" draw:layer="PDF_Base" svg:x1="24.731cm" svg:y1="12.046cm" svg:x2="22.5cm" svg:y2="12.046cm">
          <text:p/>
        </draw:line>
        <draw:line draw:style-name="gr50" draw:text-style-name="P1" draw:layer="PDF_Base" svg:x1="22.999cm" svg:y1="11.284cm" svg:x2="22.999cm" svg:y2="15.659cm">
          <text:p/>
        </draw:line>
        <draw:line draw:style-name="gr50" draw:text-style-name="P1" draw:layer="PDF_Base" svg:x1="20.199cm" svg:y1="11.285cm" svg:x2="20.199cm" svg:y2="13.281cm">
          <text:p/>
        </draw:line>
        <draw:polygon draw:style-name="gr51" draw:text-style-name="P1" draw:layer="PDF_Base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5" draw:text-style-name="P1" draw:layer="PDF_Base" svg:width="1.643cm" svg:height="2.315cm" svg:x="13.089cm" svg:y="12.314cm">
          <text:p/>
        </draw:rect>
        <draw:line draw:style-name="gr50" draw:text-style-name="P1" draw:layer="PDF_Base" svg:x1="15.549cm" svg:y1="11.284cm" svg:x2="15.549cm" svg:y2="12.046cm">
          <text:p/>
        </draw:line>
        <draw:line draw:style-name="gr38" draw:text-style-name="P1" draw:layer="PDF_Base" svg:x1="30.36cm" svg:y1="10.135cm" svg:x2="30.36cm" svg:y2="8.502cm">
          <text:p/>
        </draw:line>
        <draw:line draw:style-name="gr38" draw:text-style-name="P1" draw:layer="PDF_Base" svg:x1="30.36cm" svg:y1="11.279cm" svg:x2="30.36cm" svg:y2="10.768cm">
          <text:p/>
        </draw:line>
        <draw:line draw:style-name="gr38" draw:text-style-name="P1" draw:layer="PDF_Base" svg:x1="30.361cm" svg:y1="9.685cm" svg:x2="28.653cm" svg:y2="9.682cm">
          <text:p/>
        </draw:line>
        <draw:line draw:style-name="gr38" draw:text-style-name="P1" draw:layer="PDF_Base" svg:x1="30.361cm" svg:y1="8.513cm" svg:x2="28.653cm" svg:y2="8.51cm">
          <text:p/>
        </draw:line>
        <draw:line draw:style-name="gr50" draw:text-style-name="P1" draw:layer="PDF_Base" svg:x1="41.699cm" svg:y1="8.506cm" svg:x2="42.599cm" svg:y2="8.506cm">
          <text:p/>
        </draw:line>
        <draw:line draw:style-name="gr52" draw:text-style-name="P1" draw:layer="PDF_Base" svg:x1="41.699cm" svg:y1="8.506cm" svg:x2="42.599cm" svg:y2="8.506cm">
          <text:p/>
        </draw:line>
        <draw:line draw:style-name="gr38" draw:text-style-name="P1" draw:layer="PDF_Base" svg:x1="40.441cm" svg:y1="26.173cm" svg:x2="40.441cm" svg:y2="23.346cm">
          <text:p/>
        </draw:line>
        <draw:rect draw:style-name="gr53" draw:text-style-name="P1" draw:layer="PDF_Base" svg:width="8.717cm" svg:height="4.574cm" svg:x="29.635cm" svg:y="23.345cm">
          <text:p/>
        </draw:rect>
        <draw:rect draw:style-name="gr54" draw:text-style-name="P1" draw:layer="PDF_Base" svg:width="2.089cm" svg:height="1.745cm" svg:x="38.352cm" svg:y="26.173cm">
          <text:p/>
        </draw:rect>
        <draw:line draw:style-name="gr50" draw:text-style-name="P1" draw:layer="PDF_Base" svg:x1="30.102cm" svg:y1="23.45cm" svg:x2="29.752cm" svg:y2="23.45cm">
          <text:p/>
        </draw:line>
        <draw:line draw:style-name="gr50" draw:text-style-name="P1" draw:layer="PDF_Base" svg:x1="32.452cm" svg:y1="24.3cm" svg:x2="35.502cm" svg:y2="24.3cm">
          <text:p/>
        </draw:line>
        <draw:line draw:style-name="gr50" draw:text-style-name="P1" draw:layer="PDF_Base" svg:x1="30.902cm" svg:y1="25.15cm" svg:x2="37.202cm" svg:y2="25.15cm">
          <text:p/>
        </draw:line>
        <draw:line draw:style-name="gr50" draw:text-style-name="P1" draw:layer="PDF_Base" svg:x1="29.752cm" svg:y1="27.919cm" svg:x2="29.752cm" svg:y2="23.45cm">
          <text:p/>
        </draw:line>
        <draw:line draw:style-name="gr50" draw:text-style-name="P1" draw:layer="PDF_Base" svg:x1="29.752cm" svg:y1="27.15cm" svg:x2="37.002cm" svg:y2="27.15cm">
          <text:p/>
        </draw:line>
        <draw:line draw:style-name="gr50" draw:text-style-name="P1" draw:layer="PDF_Base" svg:x1="34.752cm" svg:y1="27.919cm" svg:x2="34.752cm" svg:y2="25.15cm">
          <text:p/>
        </draw:line>
        <draw:line draw:style-name="gr50" draw:text-style-name="P1" draw:layer="PDF_Base" svg:x1="31.302cm" svg:y1="23.45cm" svg:x2="31.302cm" svg:y2="24.45cm">
          <text:p/>
        </draw:line>
        <draw:line draw:style-name="gr50" draw:text-style-name="P1" draw:layer="PDF_Base" svg:x1="30.102cm" svg:y1="25.15cm" svg:x2="29.752cm" svg:y2="25.15cm">
          <text:p/>
        </draw:line>
        <draw:line draw:style-name="gr50" draw:text-style-name="P1" draw:layer="PDF_Base" svg:x1="38.352cm" svg:y1="23.45cm" svg:x2="38.002cm" svg:y2="23.45cm">
          <text:p/>
        </draw:line>
        <draw:line draw:style-name="gr50" draw:text-style-name="P1" draw:layer="PDF_Base" svg:x1="38.352cm" svg:y1="25.15cm" svg:x2="38.002cm" svg:y2="25.15cm">
          <text:p/>
        </draw:line>
        <draw:line draw:style-name="gr50" draw:text-style-name="P1" draw:layer="PDF_Base" svg:x1="30.752cm" svg:y1="23.45cm" svg:x2="37.302cm" svg:y2="23.45cm">
          <text:p/>
        </draw:line>
        <draw:line draw:style-name="gr50" draw:text-style-name="P1" draw:layer="PDF_Base" svg:x1="36.652cm" svg:y1="23.45cm" svg:x2="36.652cm" svg:y2="24.45cm">
          <text:p/>
        </draw:line>
        <draw:line draw:style-name="gr38" draw:text-style-name="P1" draw:layer="PDF_Base" svg:x1="38.353cm" svg:y1="23.345cm" svg:x2="40.442cm" svg:y2="23.345cm">
          <text:p/>
        </draw:line>
        <draw:line draw:style-name="gr38" draw:text-style-name="P1" draw:layer="Walls" svg:x1="17.495cm" svg:y1="15.66cm" svg:x2="13.088cm" svg:y2="15.66cm">
          <text:p/>
        </draw:line>
        <draw:line draw:style-name="gr38" draw:text-style-name="P1" draw:layer="Walls" svg:x1="18.672cm" svg:y1="15.66cm" svg:x2="17.495cm" svg:y2="15.66cm">
          <text:p/>
        </draw:line>
        <draw:line draw:style-name="gr38" draw:text-style-name="P1" draw:layer="Walls" svg:x1="18.672cm" svg:y1="15.66cm" svg:x2="28.299cm" svg:y2="15.66cm">
          <text:p/>
        </draw:line>
        <draw:line draw:style-name="gr38" draw:text-style-name="P1" draw:layer="Walls" svg:x1="28.66cm" svg:y1="14.964cm" svg:x2="28.15cm" svg:y2="13.647cm">
          <text:p/>
        </draw:line>
        <draw:line draw:style-name="gr38" draw:text-style-name="P1" draw:layer="Walls" svg:x1="28.26cm" svg:y1="15.656cm" svg:x2="28.66cm" svg:y2="14.964cm">
          <text:p/>
        </draw:line>
        <draw:line draw:style-name="gr38" draw:text-style-name="P1" draw:layer="Walls" svg:x1="30.361cm" svg:y1="11.275cm" svg:x2="28.653cm" svg:y2="11.272cm">
          <text:p/>
        </draw:line>
        <draw:line draw:style-name="gr38" draw:text-style-name="P1" draw:layer="Walls" svg:x1="28.653cm" svg:y1="11.272cm" svg:x2="28.653cm" svg:y2="10.773cm">
          <text:p/>
        </draw:line>
        <draw:line draw:style-name="gr38" draw:text-style-name="P1" draw:layer="Walls" svg:x1="24.731cm" svg:y1="13.313cm" svg:x2="26.035cm" svg:y2="13.313cm">
          <text:p/>
        </draw:line>
        <draw:line draw:style-name="gr38" draw:text-style-name="P1" draw:layer="Walls" svg:x1="26.035cm" svg:y1="13.313cm" svg:x2="26.019cm" svg:y2="11.248cm">
          <text:p/>
        </draw:line>
        <draw:line draw:style-name="gr38" draw:text-style-name="P1" draw:layer="Walls" svg:x1="26.019cm" svg:y1="11.248cm" svg:x2="27.159cm" svg:y2="11.242cm">
          <text:p/>
        </draw:line>
        <draw:line draw:style-name="gr38" draw:text-style-name="P1" draw:layer="Walls" svg:x1="27.159cm" svg:y1="11.242cm" svg:x2="28.15cm" svg:y2="13.647cm">
          <text:p/>
        </draw:line>
        <draw:line draw:style-name="gr38" draw:text-style-name="P1" draw:layer="Walls" svg:x1="28.653cm" svg:y1="10.773cm" svg:x2="28.65cm" svg:y2="8.497cm">
          <text:p/>
        </draw:line>
        <draw:line draw:style-name="gr38" draw:text-style-name="P1" draw:layer="Walls" svg:x1="29.549cm" svg:y1="9.685cm" svg:x2="29.549cm" svg:y2="8.502cm">
          <text:p/>
        </draw:line>
        <draw:line draw:style-name="gr38" draw:text-style-name="P1" draw:layer="Walls" svg:x1="28.653cm" svg:y1="8.502cm" svg:x2="29.641cm" svg:y2="7.971cm">
          <text:p/>
        </draw:line>
        <draw:line draw:style-name="gr38" draw:text-style-name="P1" draw:layer="Walls" svg:x1="29.641cm" svg:y1="7.971cm" svg:x2="29.702cm" svg:y2="7.947cm">
          <text:p/>
        </draw:line>
        <draw:line draw:style-name="gr38" draw:text-style-name="P1" draw:layer="Walls" svg:x1="39.303cm" svg:y1="13.647cm" svg:x2="38.902cm" svg:y2="13.647cm">
          <text:p/>
        </draw:line>
        <draw:line draw:style-name="gr38" draw:text-style-name="P1" draw:layer="Walls" svg:x1="35.252cm" svg:y1="13.647cm" svg:x2="36.974cm" svg:y2="10.252cm">
          <text:p/>
        </draw:line>
        <draw:line draw:style-name="gr38" draw:text-style-name="P1" draw:layer="Walls" svg:x1="36.974cm" svg:y1="10.252cm" svg:x2="38.612cm" svg:y2="10.247cm">
          <text:p/>
        </draw:line>
        <draw:line draw:style-name="gr38" draw:text-style-name="P1" draw:layer="Walls" svg:x1="38.612cm" svg:y1="10.247cm" svg:x2="38.612cm" svg:y2="9.997cm">
          <text:p/>
        </draw:line>
        <draw:line draw:style-name="gr38" draw:text-style-name="P1" draw:layer="Walls" svg:x1="38.612cm" svg:y1="9.997cm" svg:x2="39.044cm" svg:y2="9.997cm">
          <text:p/>
        </draw:line>
        <draw:line draw:style-name="gr38" draw:text-style-name="P1" draw:layer="Walls" svg:x1="29.7cm" svg:y1="7.947cm" svg:x2="29.797cm" svg:y2="7.98cm">
          <text:p/>
        </draw:line>
        <draw:line draw:style-name="gr38" draw:text-style-name="P1" draw:layer="Walls" svg:x1="29.797cm" svg:y1="7.98cm" svg:x2="29.871cm" svg:y2="8.027cm">
          <text:p/>
        </draw:line>
        <draw:line draw:style-name="gr38" draw:text-style-name="P1" draw:layer="Walls" svg:x1="29.871cm" svg:y1="8.027cm" svg:x2="29.923cm" svg:y2="8.066cm">
          <text:p/>
        </draw:line>
        <draw:line draw:style-name="gr38" draw:text-style-name="P1" draw:layer="Walls" svg:x1="29.923cm" svg:y1="8.066cm" svg:x2="29.949cm" svg:y2="8.075cm">
          <text:p/>
        </draw:line>
        <draw:line draw:style-name="gr38" draw:text-style-name="P1" draw:layer="Walls" svg:x1="29.949cm" svg:y1="8.075cm" svg:x2="30.355cm" svg:y2="8.503cm">
          <text:p/>
        </draw:line>
        <draw:line draw:style-name="gr38" draw:text-style-name="P1" draw:layer="Walls" svg:x1="39.044cm" svg:y1="9.997cm" svg:x2="39.303cm" svg:y2="9.997cm">
          <text:p/>
        </draw:line>
        <draw:line draw:style-name="gr38" draw:text-style-name="P1" draw:layer="Walls" svg:x1="35.252cm" svg:y1="13.647cm" svg:x2="38.902cm" svg:y2="13.647cm">
          <text:p/>
        </draw:line>
        <draw:rect draw:style-name="gr47" draw:text-style-name="P1" draw:layer="Walls" svg:width="1.643cm" svg:height="1.028cm" svg:x="13.088cm" svg:y="11.285cm">
          <text:p/>
        </draw:rect>
        <draw:rect draw:style-name="gr5" draw:text-style-name="P1" draw:layer="Walls" svg:width="1.643cm" svg:height="1.031cm" svg:x="13.088cm" svg:y="14.628cm">
          <text:p/>
        </draw:rect>
        <draw:rect draw:style-name="gr48" draw:text-style-name="P1" draw:layer="Walls" svg:width="9.999cm" svg:height="4.375cm" svg:x="14.731cm" svg:y="11.284cm">
          <text:p/>
        </draw:rect>
        <draw:rect draw:style-name="gr49" draw:text-style-name="P1" draw:layer="Walls" svg:width="1.624cm" svg:height="2.349cm" svg:x="24.731cm" svg:y="13.31cm">
          <text:p/>
        </draw:rect>
        <draw:line draw:style-name="gr38" draw:text-style-name="P1" draw:layer="Walls" svg:x1="27.171cm" svg:y1="11.242cm" svg:x2="26.019cm" svg:y2="11.242cm">
          <text:p/>
        </draw:line>
        <draw:line draw:style-name="gr38" draw:text-style-name="P1" draw:layer="Walls" svg:x1="26.019cm" svg:y1="11.242cm" svg:x2="26.035cm" svg:y2="13.311cm">
          <text:p/>
        </draw:line>
        <draw:line draw:style-name="gr38" draw:text-style-name="P1" draw:layer="Walls" svg:x1="26.035cm" svg:y1="13.311cm" svg:x2="28cm" svg:y2="13.311cm">
          <text:p/>
        </draw:line>
        <draw:line draw:style-name="gr38" draw:text-style-name="P1" draw:layer="Walls" svg:x1="28cm" svg:y1="13.311cm" svg:x2="27.171cm" svg:y2="11.242cm">
          <text:p/>
        </draw:line>
        <draw:line draw:style-name="gr38" draw:text-style-name="P1" draw:layer="Walls" svg:x1="28cm" svg:y1="13.311cm" svg:x2="26.356cm" svg:y2="13.311cm">
          <text:p/>
        </draw:line>
        <draw:line draw:style-name="gr38" draw:text-style-name="P1" draw:layer="Walls" svg:x1="26.356cm" svg:y1="13.311cm" svg:x2="26.356cm" svg:y2="15.66cm">
          <text:p/>
        </draw:line>
        <draw:line draw:style-name="gr38" draw:text-style-name="P1" draw:layer="Walls" svg:x1="26.356cm" svg:y1="15.66cm" svg:x2="28.259cm" svg:y2="15.66cm">
          <text:p/>
        </draw:line>
        <draw:line draw:style-name="gr38" draw:text-style-name="P1" draw:layer="Walls" svg:x1="28.259cm" svg:y1="15.66cm" svg:x2="28.661cm" svg:y2="14.964cm">
          <text:p/>
        </draw:line>
        <draw:line draw:style-name="gr38" draw:text-style-name="P1" draw:layer="Walls" svg:x1="28.661cm" svg:y1="14.964cm" svg:x2="28cm" svg:y2="13.311cm">
          <text:p/>
        </draw:line>
        <draw:line draw:style-name="gr38" draw:text-style-name="P1" draw:layer="Walls" svg:x1="35.252cm" svg:y1="13.647cm" svg:x2="39.303cm" svg:y2="13.647cm">
          <text:p/>
        </draw:line>
        <draw:line draw:style-name="gr38" draw:text-style-name="P1" draw:layer="Walls" svg:x1="39.303cm" svg:y1="13.647cm" svg:x2="39.303cm" svg:y2="11.91cm">
          <text:p/>
        </draw:line>
        <draw:line draw:style-name="gr38" draw:text-style-name="P1" draw:layer="Walls" svg:x1="39.303cm" svg:y1="11.91cm" svg:x2="36.152cm" svg:y2="11.91cm">
          <text:p/>
        </draw:line>
        <draw:line draw:style-name="gr38" draw:text-style-name="P1" draw:layer="Walls" svg:x1="36.152cm" svg:y1="11.91cm" svg:x2="39.303cm" svg:y2="11.91cm">
          <text:p/>
        </draw:line>
        <draw:line draw:style-name="gr38" draw:text-style-name="P1" draw:layer="Walls" svg:x1="39.303cm" svg:y1="11.91cm" svg:x2="39.303cm" svg:y2="9.997cm">
          <text:p/>
        </draw:line>
        <draw:line draw:style-name="gr38" draw:text-style-name="P1" draw:layer="Walls" svg:x1="39.303cm" svg:y1="9.997cm" svg:x2="38.612cm" svg:y2="9.997cm">
          <text:p/>
        </draw:line>
        <draw:line draw:style-name="gr38" draw:text-style-name="P1" draw:layer="Walls" svg:x1="38.612cm" svg:y1="9.997cm" svg:x2="38.612cm" svg:y2="10.247cm">
          <text:p/>
        </draw:line>
        <draw:line draw:style-name="gr38" draw:text-style-name="P1" draw:layer="Walls" svg:x1="38.612cm" svg:y1="10.247cm" svg:x2="36.974cm" svg:y2="10.252cm">
          <text:p/>
        </draw:line>
        <draw:line draw:style-name="gr38" draw:text-style-name="P1" draw:layer="Walls" svg:x1="36.974cm" svg:y1="10.252cm" svg:x2="36.152cm" svg:y2="11.91cm">
          <text:p/>
        </draw:line>
        <draw:line draw:style-name="gr50" draw:text-style-name="P1" draw:layer="Walls" svg:x1="22.999cm" svg:y1="14.396cm" svg:x2="22.499cm" svg:y2="14.396cm">
          <text:p/>
        </draw:line>
        <draw:line draw:style-name="gr50" draw:text-style-name="P1" draw:layer="Walls" svg:x1="16.449cm" svg:y1="11.284cm" svg:x2="16.449cm" svg:y2="15.66cm">
          <text:p/>
        </draw:line>
        <draw:line draw:style-name="gr50" draw:text-style-name="P1" draw:layer="Walls" svg:x1="17.899cm" svg:y1="11.284cm" svg:x2="17.899cm" svg:y2="15.659cm">
          <text:p/>
        </draw:line>
        <draw:line draw:style-name="gr50" draw:text-style-name="P1" draw:layer="Walls" svg:x1="17.899cm" svg:y1="13.396cm" svg:x2="17.549cm" svg:y2="13.396cm">
          <text:p/>
        </draw:line>
        <draw:line draw:style-name="gr50" draw:text-style-name="P1" draw:layer="Walls" svg:x1="16.799cm" svg:y1="13.396cm" svg:x2="16.449cm" svg:y2="13.396cm">
          <text:p/>
        </draw:line>
        <draw:line draw:style-name="gr50" draw:text-style-name="P1" draw:layer="Walls" svg:x1="14.731cm" svg:y1="12.046cm" svg:x2="17.899cm" svg:y2="12.046cm">
          <text:p/>
        </draw:line>
        <draw:line draw:style-name="gr50" draw:text-style-name="P1" draw:layer="Walls" svg:x1="24.731cm" svg:y1="12.046cm" svg:x2="22.5cm" svg:y2="12.046cm">
          <text:p/>
        </draw:line>
        <draw:line draw:style-name="gr50" draw:text-style-name="P1" draw:layer="Walls" svg:x1="22.999cm" svg:y1="11.284cm" svg:x2="22.999cm" svg:y2="15.659cm">
          <text:p/>
        </draw:line>
        <draw:line draw:style-name="gr50" draw:text-style-name="P1" draw:layer="Walls" svg:x1="20.199cm" svg:y1="11.285cm" svg:x2="20.199cm" svg:y2="13.281cm">
          <text:p/>
        </draw:line>
        <draw:polygon draw:style-name="gr51" draw:text-style-name="P1" draw:layer="Walls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5" draw:text-style-name="P1" draw:layer="Walls" svg:width="1.643cm" svg:height="2.315cm" svg:x="13.089cm" svg:y="12.314cm">
          <text:p/>
        </draw:rect>
        <draw:line draw:style-name="gr50" draw:text-style-name="P1" draw:layer="Walls" svg:x1="15.549cm" svg:y1="11.284cm" svg:x2="15.549cm" svg:y2="12.046cm">
          <text:p/>
        </draw:line>
        <draw:line draw:style-name="gr38" draw:text-style-name="P1" draw:layer="Walls" svg:x1="30.36cm" svg:y1="10.135cm" svg:x2="30.36cm" svg:y2="8.502cm">
          <text:p/>
        </draw:line>
        <draw:line draw:style-name="gr38" draw:text-style-name="P1" draw:layer="Walls" svg:x1="30.36cm" svg:y1="11.279cm" svg:x2="30.36cm" svg:y2="10.768cm">
          <text:p/>
        </draw:line>
        <draw:line draw:style-name="gr38" draw:text-style-name="P1" draw:layer="Walls" svg:x1="30.361cm" svg:y1="9.685cm" svg:x2="28.653cm" svg:y2="9.682cm">
          <text:p/>
        </draw:line>
        <draw:line draw:style-name="gr38" draw:text-style-name="P1" draw:layer="Walls" svg:x1="30.361cm" svg:y1="8.513cm" svg:x2="28.653cm" svg:y2="8.51cm">
          <text:p/>
        </draw:line>
        <draw:line draw:style-name="gr50" draw:text-style-name="P1" draw:layer="Walls" svg:x1="41.699cm" svg:y1="8.506cm" svg:x2="42.599cm" svg:y2="8.506cm">
          <text:p/>
        </draw:line>
        <draw:line draw:style-name="gr52" draw:text-style-name="P1" draw:layer="Walls" svg:x1="41.699cm" svg:y1="8.506cm" svg:x2="42.599cm" svg:y2="8.506cm">
          <text:p/>
        </draw:line>
        <draw:line draw:style-name="gr38" draw:text-style-name="P1" draw:layer="Walls" svg:x1="23.415cm" svg:y1="28.69cm" svg:x2="23.415cm" svg:y2="30.443cm">
          <text:p/>
        </draw:line>
        <draw:line draw:style-name="gr38" draw:text-style-name="P1" draw:layer="Walls" svg:x1="26.131cm" svg:y1="28.69cm" svg:x2="26.131cm" svg:y2="30.447cm">
          <text:p/>
        </draw:line>
        <draw:line draw:style-name="gr38" draw:text-style-name="P1" draw:layer="Walls" svg:x1="24.599cm" svg:y1="30.446cm" svg:x2="24.599cm" svg:y2="28.69cm">
          <text:p/>
        </draw:line>
        <draw:line draw:style-name="gr38" draw:text-style-name="P1" draw:layer="Walls" svg:x1="26.131cm" svg:y1="30.443cm" svg:x2="23.415cm" svg:y2="30.443cm">
          <text:p/>
        </draw:line>
        <draw:line draw:style-name="gr38" draw:text-style-name="P1" draw:layer="Walls" svg:x1="24.599cm" svg:y1="29.572cm" svg:x2="23.415cm" svg:y2="29.572cm">
          <text:p/>
        </draw:line>
        <draw:line draw:style-name="gr38" draw:text-style-name="P1" draw:layer="Walls" svg:x1="26.131cm" svg:y1="28.69cm" svg:x2="25.699cm" svg:y2="28.69cm">
          <text:p/>
        </draw:line>
        <draw:line draw:style-name="gr38" draw:text-style-name="P1" draw:layer="Walls" svg:x1="40.441cm" svg:y1="26.173cm" svg:x2="40.441cm" svg:y2="23.346cm">
          <text:p/>
        </draw:line>
        <draw:rect draw:style-name="gr53" draw:text-style-name="P1" draw:layer="Walls" svg:width="8.717cm" svg:height="4.574cm" svg:x="29.635cm" svg:y="23.345cm">
          <text:p/>
        </draw:rect>
        <draw:rect draw:style-name="gr54" draw:text-style-name="P1" draw:layer="Walls" svg:width="2.089cm" svg:height="1.745cm" svg:x="38.352cm" svg:y="26.173cm">
          <text:p/>
        </draw:rect>
        <draw:line draw:style-name="gr50" draw:text-style-name="P1" draw:layer="Walls" svg:x1="30.102cm" svg:y1="23.45cm" svg:x2="29.752cm" svg:y2="23.45cm">
          <text:p/>
        </draw:line>
        <draw:line draw:style-name="gr50" draw:text-style-name="P1" draw:layer="Walls" svg:x1="32.452cm" svg:y1="24.3cm" svg:x2="35.502cm" svg:y2="24.3cm">
          <text:p/>
        </draw:line>
        <draw:line draw:style-name="gr50" draw:text-style-name="P1" draw:layer="Walls" svg:x1="30.902cm" svg:y1="25.15cm" svg:x2="37.202cm" svg:y2="25.15cm">
          <text:p/>
        </draw:line>
        <draw:line draw:style-name="gr50" draw:text-style-name="P1" draw:layer="Walls" svg:x1="29.752cm" svg:y1="27.919cm" svg:x2="29.752cm" svg:y2="23.45cm">
          <text:p/>
        </draw:line>
        <draw:line draw:style-name="gr50" draw:text-style-name="P1" draw:layer="Walls" svg:x1="29.752cm" svg:y1="27.15cm" svg:x2="37.002cm" svg:y2="27.15cm">
          <text:p/>
        </draw:line>
        <draw:line draw:style-name="gr50" draw:text-style-name="P1" draw:layer="Walls" svg:x1="34.752cm" svg:y1="27.919cm" svg:x2="34.752cm" svg:y2="25.15cm">
          <text:p/>
        </draw:line>
        <draw:line draw:style-name="gr50" draw:text-style-name="P1" draw:layer="Walls" svg:x1="31.302cm" svg:y1="23.45cm" svg:x2="31.302cm" svg:y2="24.45cm">
          <text:p/>
        </draw:line>
        <draw:line draw:style-name="gr50" draw:text-style-name="P1" draw:layer="Walls" svg:x1="30.102cm" svg:y1="25.15cm" svg:x2="29.752cm" svg:y2="25.15cm">
          <text:p/>
        </draw:line>
        <draw:line draw:style-name="gr50" draw:text-style-name="P1" draw:layer="Walls" svg:x1="38.352cm" svg:y1="23.45cm" svg:x2="38.002cm" svg:y2="23.45cm">
          <text:p/>
        </draw:line>
        <draw:line draw:style-name="gr50" draw:text-style-name="P1" draw:layer="Walls" svg:x1="38.352cm" svg:y1="25.15cm" svg:x2="38.002cm" svg:y2="25.15cm">
          <text:p/>
        </draw:line>
        <draw:line draw:style-name="gr50" draw:text-style-name="P1" draw:layer="Walls" svg:x1="30.752cm" svg:y1="23.45cm" svg:x2="37.302cm" svg:y2="23.45cm">
          <text:p/>
        </draw:line>
        <draw:line draw:style-name="gr50" draw:text-style-name="P1" draw:layer="Walls" svg:x1="36.652cm" svg:y1="23.45cm" svg:x2="36.652cm" svg:y2="24.45cm">
          <text:p/>
        </draw:line>
        <draw:line draw:style-name="gr38" draw:text-style-name="P1" draw:layer="Walls" svg:x1="38.353cm" svg:y1="23.345cm" svg:x2="40.442cm" svg:y2="23.345cm">
          <text:p/>
        </draw:line>
        <draw:line draw:style-name="gr38" draw:text-style-name="P1" draw:layer="Walls" svg:x1="24.15cm" svg:y1="21.65cm" svg:x2="21.061cm" svg:y2="19.982cm">
          <text:p/>
        </draw:line>
        <draw:line draw:style-name="gr38" draw:text-style-name="P1" draw:layer="Walls" svg:x1="21.061cm" svg:y1="19.982cm" svg:x2="20.776cm" svg:y2="19.67cm">
          <text:p/>
        </draw:line>
        <draw:line draw:style-name="gr38" draw:text-style-name="P1" draw:layer="Walls" svg:x1="20.776cm" svg:y1="19.67cm" svg:x2="20.533cm" svg:y2="19.282cm">
          <text:p/>
        </draw:line>
        <draw:line draw:style-name="gr38" draw:text-style-name="P1" draw:layer="Walls" svg:x1="20.533cm" svg:y1="19.282cm" svg:x2="20.5cm" svg:y2="18.901cm">
          <text:p/>
        </draw:line>
        <draw:line draw:style-name="gr38" draw:text-style-name="P1" draw:layer="Walls" svg:x1="20.5cm" svg:y1="18.9cm" svg:x2="20.5cm" svg:y2="17.657cm">
          <text:p/>
        </draw:line>
        <draw:line draw:style-name="gr38" draw:text-style-name="P1" draw:layer="Walls" svg:x1="30.016cm" svg:y1="17.656cm" svg:x2="20.5cm" svg:y2="17.656cm">
          <text:p/>
        </draw:line>
        <draw:line draw:style-name="gr38" draw:text-style-name="P1" draw:layer="Walls" svg:x1="19.4cm" svg:y1="27.919cm" svg:x2="24.5cm" svg:y2="27.919cm">
          <text:p/>
        </draw:line>
        <draw:line draw:style-name="gr38" draw:text-style-name="P1" draw:layer="Walls" svg:x1="38.652cm" svg:y1="17.64cm" svg:x2="38.652cm" svg:y2="21.8cm">
          <text:p/>
        </draw:line>
        <draw:line draw:style-name="gr38" draw:text-style-name="P1" draw:layer="Walls" svg:x1="24.15cm" svg:y1="21.65cm" svg:x2="29.633cm" svg:y2="21.65cm">
          <text:p/>
        </draw:line>
        <draw:line draw:style-name="gr38" draw:text-style-name="P1" draw:layer="Walls" svg:x1="38.652cm" svg:y1="21.8cm" svg:x2="29.635cm" svg:y2="21.8cm">
          <text:p/>
        </draw:line>
        <draw:line draw:style-name="gr38" draw:text-style-name="P1" draw:layer="Walls" svg:x1="38.652cm" svg:y1="17.649cm" svg:x2="30.016cm" svg:y2="17.656cm">
          <text:p/>
        </draw:line>
        <draw:line draw:style-name="gr38" draw:text-style-name="P1" draw:layer="Walls" svg:x1="29.633cm" svg:y1="21.65cm" svg:x2="29.635cm" svg:y2="21.8cm">
          <text:p/>
        </draw:line>
        <draw:g>
          <draw:line draw:style-name="gr38" draw:text-style-name="P1" draw:layer="Walls" svg:x1="25.095cm" svg:y1="28.69cm" svg:x2="23.415cm" svg:y2="28.69cm">
            <text:p/>
          </draw:line>
          <draw:polygon draw:style-name="gr51" draw:text-style-name="P1" draw:layer="Walls" svg:width="0.899cm" svg:height="1.503cm" svg:x="14.299cm" svg:y="28.65cm" svg:viewBox="0 0 900 1504" draw:points="1,0 900,0 900,1504 0,1504">
            <text:p/>
          </draw:polygon>
          <draw:line draw:style-name="gr38" draw:text-style-name="P1" draw:layer="Walls" svg:x1="19.4cm" svg:y1="25.7cm" svg:x2="19.4cm" svg:y2="27.919cm">
            <text:p/>
          </draw:line>
          <draw:line draw:style-name="gr38" draw:text-style-name="P1" draw:layer="Walls" svg:x1="24.5cm" svg:y1="25.577cm" svg:x2="19.534cm" svg:y2="25.577cm">
            <text:p/>
          </draw:line>
          <draw:line draw:style-name="gr38" draw:text-style-name="P1" draw:layer="Walls" svg:x1="22.818cm" svg:y1="25.577cm" svg:x2="22.818cm" svg:y2="27.919cm">
            <text:p/>
          </draw:line>
          <draw:line draw:style-name="gr38" draw:text-style-name="P1" draw:layer="Walls" svg:x1="22.056cm" svg:y1="25.577cm" svg:x2="22.056cm" svg:y2="23.24cm">
            <text:p/>
          </draw:line>
          <draw:line draw:style-name="gr38" draw:text-style-name="P1" draw:layer="Walls" svg:x1="24.5cm" svg:y1="25.577cm" svg:x2="24.5cm" svg:y2="27.919cm">
            <text:p/>
          </draw:line>
          <draw:line draw:style-name="gr38" draw:text-style-name="P1" draw:layer="Walls" svg:x1="19.401cm" svg:y1="25.7cm" svg:x2="21.552cm" svg:y2="23.24cm">
            <text:p/>
          </draw:line>
          <draw:line draw:style-name="gr38" draw:text-style-name="P1" draw:layer="Walls" svg:x1="21.139cm" svg:y1="25.577cm" svg:x2="21.139cm" svg:y2="27.919cm">
            <text:p/>
          </draw:line>
          <draw:line draw:style-name="gr38" draw:text-style-name="P1" draw:layer="Walls" svg:x1="24.5cm" svg:y1="23.24cm" svg:x2="21.552cm" svg:y2="23.24cm">
            <text:p/>
          </draw:line>
          <draw:line draw:style-name="gr38" draw:text-style-name="P1" draw:layer="Walls" svg:x1="24.493cm" svg:y1="25.577cm" svg:x2="24.493cm" svg:y2="23.2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Unit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4T12:50:46.523000000</dc:date>
    <meta:editing-duration>PT9H43M8S</meta:editing-duration>
    <meta:editing-cycles>177</meta:editing-cycles>
    <meta:generator>LibreOffice/5.2.3.3$Windows_x86 LibreOffice_project/d54a8868f08a7b39642414cf2c8ef2f228f780cf</meta:generator>
    <meta:document-statistic meta:object-count="296"/>
  </office:meta>
</office:document-meta>
</file>